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fo:background-color="transparent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.026cm" fo:text-indent="0cm" style:auto-text-indent="false"/>
    </style:style>
    <style:style style:name="P6" style:family="paragraph" style:parent-style-name="Standard">
      <style:paragraph-properties fo:margin-left="3.5cm" fo:margin-right="0cm" fo:text-indent="-3.5cm" style:auto-text-indent="false"/>
    </style:style>
    <style:style style:name="P7" style:family="paragraph" style:parent-style-name="Standard">
      <style:paragraph-properties fo:margin-left="3.5cm" fo:margin-right="0cm" fo:text-indent="-3.5cm" style:auto-text-indent="false">
        <style:tab-stops/>
      </style:paragraph-properties>
    </style:style>
    <style:style style:name="P8" style:family="paragraph" style:parent-style-name="Standard">
      <style:paragraph-properties fo:margin-left="3.5cm" fo:margin-right="0cm" fo:text-indent="-3.5cm" style:auto-text-indent="false"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Standard" style:list-style-name="tfPuce"/>
    <style:style style:name="P10" style:family="paragraph" style:parent-style-name="tfTitre_20_Chapitre" style:master-page-name="Right_20_Page">
      <style:paragraph-properties style:page-number="auto"/>
    </style:style>
    <style:style style:name="P11" style:family="paragraph" style:parent-style-name="tfTitre_20_I_29_" style:master-page-name="Right_20_Page">
      <style:paragraph-properties style:page-number="auto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solid" draw:fill-color="#cccccc"/>
      <style:text-properties fo:font-size="18pt" style:font-size-asian="18pt" style:font-size-complex="18pt"/>
    </style:style>
    <style:style style:name="P14" style:family="paragraph">
      <style:paragraph-properties fo:margin-top="0.199cm" fo:margin-bottom="0cm"/>
    </style:style>
    <style:style style:name="P15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2.1000003814697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P1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84675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solid" draw:fill-color="#cccccc" fo:min-height="1.651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4.909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666666" draw:textarea-vertical-align="middle" draw:auto-grow-height="false" fo:min-height="0.75cm" fo:min-width="0.49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cccccc" draw:textarea-vertical-align="middle" draw:auto-grow-height="false" fo:min-height="0.75cm" fo:min-width="0.49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left" draw:auto-grow-height="true" draw:auto-grow-width="true" draw:fit-to-size="false" fo:min-height="0.57cm" fo:min-width="0.3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fo:min-height="0.57cm" fo:min-width="0.3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left" draw:auto-grow-height="true" draw:auto-grow-width="true" draw:fit-to-size="false" fo:min-height="0.57cm" fo:min-width="0.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1" style:family="graphic">
      <style:graphic-properties draw:stroke="dash" draw:stroke-dash="Dashed_20__28_var_29__20_17" svg:stroke-width="0.049cm" svg:stroke-color="#000000" draw:marker-start="" draw:marker-start-width="0.079cm" draw:marker-start-center="false" draw:marker-end="" draw:marker-end-width="0.079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2" style:family="graphic">
      <style:graphic-properties draw:stroke="dash" draw:stroke-dash="Dashed_20__28_var_29__20_19" svg:stroke-width="0.049cm" svg:stroke-color="#000000" draw:marker-start="" draw:marker-start-width="0.079cm" draw:marker-start-center="false" draw:marker-end="" draw:marker-end-width="0.079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left" draw:auto-grow-height="true" draw:auto-grow-width="true" draw:fit-to-size="false" fo:min-height="0.57cm" fo:min-width="0.38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arallélogrammes</text:p>
      <text:p text:style-name="Standard"/>
      <text:p text:style-name="P4"/>
      <text:list xml:id="list3024034422743036999" text:style-name="tfNum_20_I_29_">
        <text:list-item>
          <text:p text:style-name="tfTitre_20_I_29_">définition</text:p>
        </text:list-item>
      </text:list>
      <text:p text:style-name="P3">Définition :</text:p>
      <text:p text:style-name="tfCours">Un parallélogramme est un quadrilatère dont les côtés opposés sont parallèles</text:p>
      <text:p text:style-name="Standard"/>
      <text:p text:style-name="P1"><draw:g text:anchor-type="as-char" draw:z-index="2" draw:style-name="gr3"><draw:custom-shape draw:style-name="gr4" draw:text-style-name="P15" svg:width="0.902cm" svg:height="0.906cm" svg:x="9.398cm" svg:y="0.221cm"><text:p/><draw:enhanced-geometry draw:mirror-horizontal="true" draw:mirror-vertical="true" draw:glue-point-type="segments" draw:type="mso-spt100" draw:modifiers="-4.59492301089033 -65.556045219595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" draw:text-style-name="P15" svg:width="0.902cm" svg:height="0.907cm" svg:x="0.229cm" svg:y="4.888cm"><text:p/><draw:enhanced-geometry draw:mirror-horizontal="false" draw:mirror-vertical="false" draw:glue-point-type="segments" draw:type="mso-spt100" draw:modifiers="-4.59492301089033 -65.556045219595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" draw:text-style-name="P16" svg:width="0.9cm" svg:height="0.904cm" svg:x="7.696cm" svg:y="4.217cm"><text:p/><draw:enhanced-geometry draw:mirror-vertical="true" draw:mirror-horizontal="true" draw:glue-point-type="segments" draw:type="mso-spt100" draw:modifiers="112.936808389902 -3.9793824526789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" draw:text-style-name="P16" svg:width="0.9cm" svg:height="0.9cm" svg:x="1.946cm" svg:y="0.87cm"><text:p/><draw:enhanced-geometry draw:glue-point-type="segments" draw:type="mso-spt100" draw:modifiers="112.936808389902 -3.9793824526789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6" draw:text-style-name="P18" svg:width="0.835cm" svg:height="0.821cm" svg:x="1.827cm" svg:y="0.596cm"><draw:text-box><text:p text:style-name="P17"><text:span text:style-name="T5">A</text:span></text:p></draw:text-box></draw:frame><draw:frame draw:style-name="gr7" draw:text-style-name="P18" svg:width="0.835cm" svg:height="0.821cm" svg:x="9.712cm" svg:y="0cm"><draw:text-box><text:p text:style-name="P17"><text:span text:style-name="T5">B</text:span></text:p></draw:text-box></draw:frame><draw:frame draw:style-name="gr8" draw:text-style-name="P18" svg:width="0.862cm" svg:height="0.821cm" svg:x="7.999cm" svg:y="4.568cm"><draw:text-box><text:p text:style-name="P17"><text:span text:style-name="T5">C</text:span></text:p></draw:text-box></draw:frame><draw:line draw:style-name="gr9" draw:text-style-name="P19" svg:x1="2.398cm" svg:y1="1.308cm" svg:x2="9.879cm" svg:y2="0.659cm"><text:p/></draw:line><draw:line draw:style-name="gr10" draw:text-style-name="P19" svg:x1="5.989cm" svg:y1="1.132cm" svg:x2="6.227cm" svg:y2="0.823cm"><text:p/></draw:line><draw:line draw:style-name="gr11" draw:text-style-name="P19" svg:x1="9.879cm" svg:y1="0.659cm" svg:x2="8.152cm" svg:y2="4.707cm"><text:p/></draw:line><draw:line draw:style-name="gr9" draw:text-style-name="P19" svg:x1="8.153cm" svg:y1="4.707cm" svg:x2="0.671cm" svg:y2="5.356cm"><text:p/></draw:line><draw:line draw:style-name="gr12" draw:text-style-name="P19" svg:x1="0.671cm" svg:y1="5.356cm" svg:x2="2.4cm" svg:y2="1.308cm"><text:p/></draw:line><draw:line draw:style-name="gr10" draw:text-style-name="P19" svg:x1="1.721cm" svg:y1="3.139cm" svg:x2="1.419cm" svg:y2="3.331cm"><text:p/></draw:line><draw:line draw:style-name="gr10" draw:text-style-name="P19" svg:x1="1.753cm" svg:y1="3.042cm" svg:x2="1.451cm" svg:y2="3.234cm"><text:p/></draw:line><draw:frame draw:style-name="gr13" draw:text-style-name="P18" svg:width="0.89cm" svg:height="0.821cm" svg:x="4.9cm" svg:y="2.297cm"><draw:text-box><text:p text:style-name="P17"><text:span text:style-name="T5">O</text:span></text:p></draw:text-box></draw:frame><draw:line draw:style-name="gr14" draw:text-style-name="P19" svg:x1="0.671cm" svg:y1="5.355cm" svg:x2="5.277cm" svg:y2="3.005cm"><text:p/></draw:line><draw:line draw:style-name="gr14" draw:text-style-name="P19" svg:x1="5.275cm" svg:y1="3.007cm" svg:x2="9.879cm" svg:y2="0.659cm"><text:p/></draw:line><draw:line draw:style-name="gr14" draw:text-style-name="P19" svg:x1="2.398cm" svg:y1="1.308cm" svg:x2="5.275cm" svg:y2="3.007cm"><text:p/></draw:line><draw:line draw:style-name="gr14" draw:text-style-name="P19" svg:x1="3.73cm" svg:y1="2.183cm" svg:x2="3.975cm" svg:y2="2.132cm"><text:p/></draw:line><draw:line draw:style-name="gr14" draw:text-style-name="P19" svg:x1="3.885cm" svg:y1="2.285cm" svg:x2="3.82cm" svg:y2="2.026cm"><text:p/></draw:line><draw:line draw:style-name="gr14" draw:text-style-name="P19" svg:x1="5.275cm" svg:y1="3.005cm" svg:x2="8.152cm" svg:y2="4.705cm"><text:p/></draw:line><draw:line draw:style-name="gr14" draw:text-style-name="P19" svg:x1="6.642cm" svg:y1="3.917cm" svg:x2="6.887cm" svg:y2="3.864cm"><text:p/></draw:line><draw:line draw:style-name="gr14" draw:text-style-name="P19" svg:x1="6.797cm" svg:y1="4.018cm" svg:x2="6.732cm" svg:y2="3.76cm"><text:p/></draw:line><draw:line draw:style-name="gr10" draw:text-style-name="P19" svg:x1="9.132cm" svg:y1="2.652cm" svg:x2="8.829cm" svg:y2="2.843cm"><text:p/></draw:line><draw:line draw:style-name="gr10" draw:text-style-name="P19" svg:x1="9.162cm" svg:y1="2.555cm" svg:x2="8.859cm" svg:y2="2.747cm"><text:p/></draw:line><draw:line draw:style-name="gr10" draw:text-style-name="P19" svg:x1="4.414cm" svg:y1="5.166cm" svg:x2="4.65cm" svg:y2="4.859cm"><text:p/></draw:line><draw:frame draw:style-name="gr8" draw:text-style-name="P18" svg:width="0.862cm" svg:height="0.821cm" svg:x="0cm" svg:y="5.232cm"><draw:text-box><text:p text:style-name="P17"><text:span text:style-name="T5">D</text:span></text:p></draw:text-box></draw:frame><draw:path draw:style-name="gr15" draw:text-style-name="P20" svg:width="0.384cm" svg:height="0.33cm" svg:x="2.913cm" svg:y="3.93cm" svg:viewBox="0 0 385 331" svg:d="M8 331c-78-515 438 239 371-331"><text:p/></draw:path><draw:path draw:style-name="gr15" draw:text-style-name="P20" svg:width="0.384cm" svg:height="0.33cm" svg:x="7.253cm" svg:y="1.721cm" svg:viewBox="0 0 385 331" svg:d="M8 331c-78-515 438 239 371-331"><text:p/></draw:path></draw:g></text:p>
      <text:p text:style-name="Standard"/>
      <text:p text:style-name="P2">Remarque : <text:span text:style-name="T1">Les rectangles, losanges et carrés sont des parallélogrammes particuliers</text:span></text:p>
      <text:p text:style-name="P5"><draw:frame text:anchor-type="paragraph" draw:z-index="0" draw:style-name="gr1" draw:text-style-name="P13" svg:width="5.068cm" svg:height="1.652cm" svg:x="13.931cm" svg:y="0.43cm"><draw:text-box><text:p><text:span text:style-name="T4">constructions</text:span></text:p><text:p text:style-name="P12"><text:span text:style-name="T4">p209: 4, 6, 11, 12</text:span></text:p></draw:text-box></draw:frame></text:p>
      <text:p text:style-name="P5"/>
      <text:p text:style-name="P5"/>
      <text:list xml:id="list161040448947420" text:continue-numbering="true" text:style-name="tfNum_20_I_29_">
        <text:list-item>
          <text:p text:style-name="P11">Propriétés et caractérisations d'un parallélogramme</text:p>
        </text:list-item>
      </text:list>
      <text:p text:style-name="Standard"/>
      <text:list xml:id="list3956923210842505347" text:style-name="tfNum_20_1_29_">
        <text:list-item>
          <text:p text:style-name="tfTitre_20_1_29_">Côtés opposés parallèles</text:p>
        </text:list-item>
      </text:list>
      <text:p text:style-name="P8">Propriété :</text:p>
      <text:p text:style-name="tfCours">Dans un parallélogramme, les côtés opposés sont parallèles.</text:p>
      <text:p text:style-name="Standard"/>
      <text:p text:style-name="P8">Propriété caractéristique :</text:p>
      <text:p text:style-name="tfCours">Un quadrilatère dont <text:span text:style-name="T2">les</text:span> côtés opposés sont parallèles est un parallélogramme.</text:p>
      <text:p text:style-name="P7"/>
      <text:p text:style-name="P7"/>
      <text:list xml:id="list161039873910533" text:continue-numbering="true" text:style-name="tfNum_20_1_29_">
        <text:list-item>
          <text:p text:style-name="tfTitre_20_1_29_">Côtés opposés de même longueur</text:p>
        </text:list-item>
      </text:list>
      <text:p text:style-name="P8">Propriété :</text:p>
      <text:p text:style-name="tfCours">Dans un parallélogramme, les côtés opposés sont de même longueur.</text:p>
      <text:p text:style-name="Standard"/>
      <text:p text:style-name="P8">Propriété caractéristique :</text:p>
      <text:p text:style-name="tfCours">Un quadrilatère dont <text:span text:style-name="T2">les</text:span> côtés opposés sont de même longueur est un parallélogramme.</text:p>
      <text:p text:style-name="Standard"/>
      <text:p text:style-name="Standard"/>
      <text:list xml:id="list161040433572624" text:continue-numbering="true" text:style-name="tfNum_20_1_29_">
        <text:list-item>
          <text:p text:style-name="tfTitre_20_1_29_">Côtés opposés parallèles et de même longueur</text:p>
        </text:list-item>
      </text:list>
      <text:p text:style-name="P8">Propriété caractéristique :</text:p>
      <text:p text:style-name="tfCours">Un quadrilatère dont <text:span text:style-name="T2">deux</text:span> côtés opposés sont parallèles et de même longueur est un parallélogramme.</text:p>
      <text:p text:style-name="Standard"/>
      <text:p text:style-name="Standard"/>
      <text:list xml:id="list161040022372323" text:continue-numbering="true" text:style-name="tfNum_20_1_29_">
        <text:list-item>
          <text:p text:style-name="tfTitre_20_1_29_">Angles opposés de même mesure</text:p>
        </text:list-item>
      </text:list>
      <text:p text:style-name="P8">Propriété :</text:p>
      <text:p text:style-name="tfCours">Dans un parallélogramme, les angles opposés sont de même mesure.</text:p>
      <text:p text:style-name="Standard"/>
      <text:p text:style-name="P8">Propriété caractéristique :</text:p>
      <text:p text:style-name="tfCours">Un quadrilatère dont les angles opposés sont de même mesure est un parallélogramme.</text:p>
      <text:p text:style-name="P6"/>
      <text:list xml:id="list161041420473055" text:continue-numbering="true" text:style-name="tfNum_20_1_29_">
        <text:list-item>
          <text:p text:style-name="tfTitre_20_1_29_"><text:soft-page-break/>Angles consécutifs supplémentaires</text:p>
        </text:list-item>
      </text:list>
      <text:p text:style-name="P8">Propriété :</text:p>
      <text:p text:style-name="tfCours">Dans un parallélogramme, deux angles consécutifs sont supplémentaires.</text:p>
      <text:p text:style-name="P6"/>
      <text:p text:style-name="P6"/>
      <text:list xml:id="list161039730141590" text:continue-numbering="true" text:style-name="tfNum_20_1_29_">
        <text:list-item>
          <text:p text:style-name="tfTitre_20_1_29_">Diagonales sécantes en leur milieu</text:p>
        </text:list-item>
      </text:list>
      <text:p text:style-name="P8">Propriété :</text:p>
      <text:p text:style-name="tfCours">Dans un parallélogramme, les diagonales se coupent en leur milieu.</text:p>
      <text:p text:style-name="P8"/>
      <text:p text:style-name="P8">Propriété caractéristique :</text:p>
      <text:p text:style-name="tfCours">Un quadrilatère dont les diagonales se coupent en leur milieu est un parallélogramme.</text:p>
      <text:p text:style-name="P6"/>
      <text:p text:style-name="P6"/>
      <text:list xml:id="list161040533126267" text:continue-numbering="true" text:style-name="tfNum_20_1_29_">
        <text:list-item>
          <text:p text:style-name="tfTitre_20_1_29_">Centre de symétrie</text:p>
        </text:list-item>
      </text:list>
      <text:p text:style-name="P8">Propriété :</text:p>
      <text:p text:style-name="tfCours">Dans un parallélogramme, le point d'intersection des diagonales est le centre de symétrie.</text:p>
      <text:p text:style-name="Standard"/>
      <text:p text:style-name="P8">Propriété caractéristique :</text:p>
      <text:p text:style-name="tfCours">Un quadrilatère qui a un centre de symétrie est un parallélogramme.</text:p>
      <text:p text:style-name="Standard"/>
      <text:p text:style-name="Standard"/>
      <text:p text:style-name="P2">Remarques :</text:p>
      <text:list xml:id="list4244272574698602849" text:style-name="tfPuce">
        <text:list-item>
          <text:p text:style-name="P9">Dans les exercices, on appellera « centre » du parallélogramme, ce point qui est à la fois son centre de symétrie, le point d'intersection de ses diagonales et leur milieu.</text:p>
        </text:list-item>
        <text:list-item>
          <text:p text:style-name="P9">Dans les <text:span text:style-name="T3">p</text:span>ropriété<text:span text:style-name="T3">s</text:span> caractéristiques ci-dessus, on suppose que les quadrilatères sont « non-croisés ».</text:p>
        </text:list-item>
      </text:list>
      <text:p text:style-name="Standard"><draw:frame text:anchor-type="paragraph" draw:z-index="1" draw:style-name="gr2" draw:text-style-name="P13" svg:width="6.778cm" svg:height="4.91cm" svg:x="12.211cm" svg:y="0.866cm"><draw:text-box><text:p><text:span text:style-name="T4">oral</text:span></text:p><text:p><text:span text:style-name="T4">p208: 3</text:span></text:p><text:p text:style-name="P14"><text:span text:style-name="T4">constructions</text:span></text:p><text:p text:style-name="P12"><text:span text:style-name="T4">p213: 35, 36 <text:s text:c="3"/>p214: 52</text:span></text:p><text:p text:style-name="P14"><text:span text:style-name="T4">démonstration</text:span></text:p><text:p text:style-name="P12"><text:span text:style-name="T4">p214: 55, 62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3" draw:display-name="Dashed (var) 13" draw:style="rect" draw:dots1="1" draw:dots1-length="63%" draw:distance="63%"/>
    <draw:stroke-dash draw:name="Dashed_20__28_var_29__20_14" draw:display-name="Dashed (var) 14" draw:style="rect" draw:dots1="1" draw:dots1-length="63%" draw:distance="63%"/>
    <draw:stroke-dash draw:name="Dashed_20__28_var_29__20_15" draw:display-name="Dashed (var) 15" draw:style="rect" draw:dots1="1" draw:dots1-length="36%" draw:distance="36%"/>
    <draw:stroke-dash draw:name="Dashed_20__28_var_29__20_16" draw:display-name="Dashed (var) 16" draw:style="rect" draw:dots1="1" draw:dots1-length="36%" draw:distance="36%"/>
    <draw:stroke-dash draw:name="Dashed_20__28_var_29__20_17" draw:display-name="Dashed (var) 17" draw:style="rect" draw:dots1="1" draw:dots1-length="11%" draw:distance="11%"/>
    <draw:stroke-dash draw:name="Dashed_20__28_var_29__20_18" draw:display-name="Dashed (var) 18" draw:style="rect" draw:dots1="1" draw:dots1-length="20%" draw:distance="20%"/>
    <draw:stroke-dash draw:name="Dashed_20__28_var_29__20_19" draw:display-name="Dashed (var) 19" draw:style="rect" draw:dots1="1" draw:dots1-length="11%" draw:distance="11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2T22:30:26.40</meta:creation-date>
    <meta:editing-duration>PT1H13M23S</meta:editing-duration>
    <meta:editing-cycles>12</meta:editing-cycles>
    <meta:generator>LibreOffice/5.1.5.2$Windows_x86 LibreOffice_project/7a864d8825610a8c07cfc3bc01dd4fce6a9447e5</meta:generator>
    <meta:initial-creator>Véronique et Thibaud FONTANET</meta:initial-creator>
    <dc:date>2017-08-29T16:10:39.220000000</dc:date>
    <meta:printed-by>Véronique et Thibaud FONTANET</meta:printed-by>
    <meta:print-date>2011-03-12T23:24:56.08</meta:print-date>
    <meta:document-statistic meta:table-count="0" meta:image-count="0" meta:object-count="0" meta:page-count="4" meta:paragraph-count="41" meta:word-count="284" meta:character-count="1907" meta:non-whitespace-character-count="1674"/>
  </office:meta>
</office:document-meta>
</file>